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contractor:</text:p>
      <text:p text:style-name="Standard"/>
      <text:p text:style-name="Standard">Below are the requirements for my files and tables.</text:p>
      <text:p text:style-name="Standard"/>
      <text:p text:style-name="Standard">File Format Requirements:</text:p>
      <text:p text:style-name="Standard"/>
      <text:p text:style-name="Standard"/>
      <text:p text:style-name="Standard">Input File name:</text:p>
      <text:p text:style-name="Standard"><text:tab/><text:tab/>order_MMDDYYYY_HHMISS.txt for order</text:p>
      <text:p text:style-name="Standard"/>
      <text:p text:style-name="Standard">Where</text:p>
      <text:p text:style-name="Standard"/>
      <text:p text:style-name="Standard">MM - 2 digit month<text:line-break/>DD - 2 digit day<text:line-break/>YYYY - 4 digit year<text:line-break/>HH - 24 hour 2 digit hour<text:line-break/>MI - 2 digit minutes past hour<text:line-break/>SS - 2 digit seconds past minute</text:p>
      <text:p text:style-name="Standard"/>
      <text:p text:style-name="Standard">Internal formatting (Data inside []):</text:p>
      <text:p text:style-name="Standard"/>
      <text:p text:style-name="Standard">BEGIN FILE DESCRIPTION</text:p>
      <text:p text:style-name="Standard"/>
      <text:p text:style-name="Standard">[Customer First Name], [Customer Last Name], [Customer Middle Initial], [Customer Phone Number], [Customer Address]</text:p>
      <text:p text:style-name="Standard">item, [Item Name], [Item Quantity], [Item Price], [Item Quantity x Item Price]</text:p>
      <text:p text:style-name="Standard">…</text:p>
      <text:p text:style-name="Standard">…</text:p>
      <text:p text:style-name="Standard">… (ad infinitum)</text:p>
      <text:p text:style-name="Standard">Total, [Total Amount]</text:p>
      <text:p text:style-name="Standard">Notes, [Notes data]</text:p>
      <text:p text:style-name="Standard"/>
      <text:p text:style-name="Standard"/>
      <text:p text:style-name="Standard">END FILE DESCRIPTION</text:p>
      <text:p text:style-name="Standard"/>
      <text:p text:style-name="Standard">Desired Output Files:</text:p>
      <text:p text:style-name="Standard"><text:tab/>Customer Information – Should contain customer's full name, address, phone number, as well as a generated code to be used in future database importation.</text:p>
      <text:p text:style-name="Standard"/>
      <text:p text:style-name="Standard"><text:tab/>Order information – Should contain customer id, notes about the order, and the final price. Should also contain a generated code (can be based on timestamp) to be used in future database importation.</text:p>
      <text:p text:style-name="Standard"/>
      <text:p text:style-name="Standard"><text:tab/>Order Item information – Should contain order id, quantity, customer id, and menu item id of item being asked for. Can optionally include auto generating key to signify item number purchased.</text:p>
      <text:p text:style-name="Standard"/>
      <text:p text:style-name="Standard"><text:tab/>Menu Item information – Should contain item name, item price, and notes about the item. Should also include a code to be used in future database importation.</text:p>
      <text:p text:style-name="Standard"/>
      <text:p text:style-name="Standard"><text:soft-page-break/>With regards to the table structure of the database that I will be importing to, I would like to create a table to correspond to each file, with fields corresponding to each field on the file, so that once the files are created, the data can be imported straight to the tables. Once this is done, I will be able to search through the database tables to find customers and orders more quickly.</text:p>
      <text:p text:style-name="Standard">Pizza Maker</text:p>
      <text:p text:style-name="Standard"/>
      <text:p text:style-name="Standard"><text:a xlink:type="simple" xlink:href="mailto:supermariopizzamaker@example.com" text:style-name="Internet_20_link" text:visited-style-name="Visited_20_Internet_20_Link">supermariopizzamaker@example.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29T13:41:27.69</meta:creation-date>
    <dc:date>2020-05-11T16:38:53.68</dc:date>
    <meta:editing-duration>PT15H48M34S</meta:editing-duration>
    <meta:editing-cycles>7</meta:editing-cycles>
    <meta:generator>OpenOffice/4.1.3$Win32 OpenOffice.org_project/413m1$Build-9783</meta:generator>
    <meta:document-statistic meta:table-count="0" meta:image-count="0" meta:object-count="0" meta:page-count="2" meta:paragraph-count="25" meta:word-count="299" meta:character-count="1785"/>
  </office:meta>
</office:document-meta>
</file>